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margin-top="0cm" fo:margin-bottom="0.4cm" loext:contextual-spacing="false" fo:line-height="100%"/>
      <style:text-properties fo:font-size="22pt" officeooo:rsid="00127a84" officeooo:paragraph-rsid="00127a84" style:font-size-asian="22pt" style:font-size-complex="22pt"/>
    </style:style>
    <style:style style:name="P2" style:family="paragraph" style:parent-style-name="Standard">
      <style:paragraph-properties fo:margin-top="0cm" fo:margin-bottom="0.4cm" loext:contextual-spacing="false" fo:line-height="100%"/>
      <style:text-properties fo:font-size="22pt" officeooo:rsid="00127a84" officeooo:paragraph-rsid="00127a84" style:font-size-asian="22pt" style:font-size-complex="22pt"/>
    </style:style>
    <style:style style:name="P3" style:family="paragraph" style:parent-style-name="Standard">
      <style:paragraph-properties fo:margin-top="0cm" fo:margin-bottom="0.4cm" loext:contextual-spacing="false" fo:line-height="100%"/>
      <style:text-properties fo:font-size="24pt" officeooo:rsid="00127a84" officeooo:paragraph-rsid="0013ea0e" style:font-size-asian="24pt" style:font-size-complex="24pt"/>
    </style:style>
    <style:style style:name="P4" style:family="paragraph" style:parent-style-name="Standard" style:list-style-name="L1">
      <style:paragraph-properties fo:margin-top="0cm" fo:margin-bottom="0.4cm" loext:contextual-spacing="false" fo:line-height="100%"/>
      <style:text-properties fo:font-size="24pt" officeooo:rsid="00127a84" officeooo:paragraph-rsid="0013ea0e" style:font-size-asian="24pt" style:font-size-complex="24pt"/>
    </style:style>
    <style:style style:name="P5" style:family="paragraph" style:parent-style-name="Standard" style:list-style-name="L1">
      <style:paragraph-properties fo:margin-top="0cm" fo:margin-bottom="0.4cm" loext:contextual-spacing="false" fo:line-height="100%"/>
      <style:text-properties fo:font-size="24pt" officeooo:rsid="00127a84" officeooo:paragraph-rsid="00127a84" style:font-size-asian="24pt" style:font-size-complex="24pt"/>
    </style:style>
    <style:style style:name="P6" style:family="paragraph" style:parent-style-name="Standard" style:list-style-name="L1">
      <style:paragraph-properties fo:margin-top="0cm" fo:margin-bottom="0.4cm" loext:contextual-spacing="false" fo:line-height="100%"/>
      <style:text-properties fo:font-size="24pt" officeooo:rsid="0013a10e" officeooo:paragraph-rsid="0013a10e" style:font-size-asian="24pt" style:font-size-complex="24pt"/>
    </style:style>
    <style:style style:name="P7" style:family="paragraph" style:parent-style-name="Standard" style:list-style-name="L1">
      <style:paragraph-properties fo:margin-top="0cm" fo:margin-bottom="0.4cm" loext:contextual-spacing="false" fo:line-height="100%"/>
      <style:text-properties fo:font-size="26pt" officeooo:rsid="0011422b" officeooo:paragraph-rsid="0011422b" style:font-size-asian="26pt" style:font-size-complex="26pt"/>
    </style:style>
    <style:style style:name="P8" style:family="paragraph" style:parent-style-name="Standard" style:list-style-name="L1">
      <style:paragraph-properties fo:margin-top="0cm" fo:margin-bottom="0.4cm" loext:contextual-spacing="false" fo:line-height="100%"/>
      <style:text-properties fo:font-size="26pt" officeooo:rsid="0011624a" officeooo:paragraph-rsid="0011624a" style:font-size-asian="26pt" style:font-size-complex="26pt"/>
    </style:style>
    <style:style style:name="P9" style:family="paragraph" style:parent-style-name="Standard" style:list-style-name="L1">
      <style:paragraph-properties fo:margin-top="0cm" fo:margin-bottom="0.4cm" loext:contextual-spacing="false" fo:line-height="100%"/>
      <style:text-properties fo:font-size="23pt" officeooo:rsid="0013a10e" officeooo:paragraph-rsid="0013a10e" style:font-size-asian="23pt" style:font-size-complex="23pt"/>
    </style:style>
    <style:style style:name="P10" style:family="paragraph" style:parent-style-name="Standard" style:list-style-name="L1">
      <style:paragraph-properties fo:margin-top="0cm" fo:margin-bottom="0.4cm" loext:contextual-spacing="false" fo:line-height="100%"/>
      <style:text-properties fo:font-size="23pt" officeooo:rsid="0013a10e" officeooo:paragraph-rsid="0013ea0e" style:font-size-asian="23pt" style:font-size-complex="23pt"/>
    </style:style>
    <style:style style:name="P11" style:family="paragraph" style:parent-style-name="Standard">
      <style:paragraph-properties fo:margin-top="0cm" fo:margin-bottom="0.4cm" loext:contextual-spacing="false" fo:line-height="100%"/>
      <style:text-properties fo:font-size="23pt" officeooo:rsid="0013a10e" officeooo:paragraph-rsid="0013ea0e" style:font-size-asian="23pt" style:font-size-complex="23pt"/>
    </style:style>
    <style:style style:name="P12" style:family="paragraph" style:parent-style-name="Standard" style:list-style-name="L1">
      <style:paragraph-properties fo:margin-top="0cm" fo:margin-bottom="0.4cm" loext:contextual-spacing="false" fo:line-height="100%" fo:break-before="page"/>
      <style:text-properties fo:font-size="22pt" officeooo:rsid="00127a84" officeooo:paragraph-rsid="00127a84" style:font-size-asian="22pt" style:font-size-complex="22pt"/>
    </style:style>
    <style:style style:name="P13" style:family="paragraph" style:parent-style-name="Standard" style:list-style-name="L1">
      <style:paragraph-properties fo:margin-top="0cm" fo:margin-bottom="0.4cm" loext:contextual-spacing="false" fo:line-height="100%" fo:break-before="page"/>
      <style:text-properties fo:font-size="24pt" officeooo:rsid="00127a84" officeooo:paragraph-rsid="0013ea0e" style:font-size-asian="24pt" style:font-size-complex="24pt"/>
    </style:style>
    <style:style style:name="P14" style:family="paragraph" style:parent-style-name="Standard" style:list-style-name="L1">
      <style:paragraph-properties fo:margin-top="0cm" fo:margin-bottom="0.4cm" loext:contextual-spacing="false" fo:line-height="100%" fo:break-before="page"/>
      <style:text-properties fo:font-size="24pt" officeooo:rsid="0013a10e" officeooo:paragraph-rsid="0013a10e" style:font-size-asian="24pt" style:font-size-complex="24pt"/>
    </style:style>
    <style:style style:name="P15" style:family="paragraph" style:parent-style-name="Standard" style:list-style-name="L1">
      <style:paragraph-properties fo:margin-top="0cm" fo:margin-bottom="0.4cm" loext:contextual-spacing="false" fo:line-height="100%" fo:break-before="page"/>
      <style:text-properties fo:font-size="23pt" officeooo:rsid="0013a10e" officeooo:paragraph-rsid="0013a10e" style:font-size-asian="23pt" style:font-size-complex="23pt"/>
    </style:style>
    <style:style style:name="T1" style:family="text">
      <style:text-properties fo:font-weight="bold" style:font-weight-asian="bold" style:font-weight-complex="bold"/>
    </style:style>
    <style:style style:name="T2" style:family="text">
      <style:text-properties fo:font-weight="bold" officeooo:rsid="0015c29f"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67015482422113298" text:style-name="L1">
        <text:list-item>
          <text:p text:style-name="P7">We have used git and the plattform <text:span text:style-name="T1">github</text:span> for version management.</text:p>
        </text:list-item>
        <text:list-item>
          <text:p text:style-name="P7">As Stefan already mentioned: our <text:span text:style-name="T1">goal</text:span> was to develop a single page application and gain basic knowledge about how to structure the communication between its components.</text:p>
        </text:list-item>
        <text:list-item>
          <text:p text:style-name="P7">The <text:span text:style-name="T1">technologies</text:span> involved are Java, Javascript, CSS, HTML5, NoSQL and WebSockets.</text:p>
        </text:list-item>
        <text:list-item>
          <text:p text:style-name="P8">We have refrained from using <text:span text:style-name="T1">frameworks</text:span> because frameworks don‘t allow the user to get a real understanding of the languages and technologies behind it. We would have just learned how to use the framworks well.</text:p>
        </text:list-item>
        <text:list-item>
          <text:p text:style-name="P8">Frameworks also bear he<text:span text:style-name="T1"> risk</text:span> of developing an application that is limited to the structure which can be build within that framework. We wanted to avoid that risk.</text:p>
        </text:list-item>
        <text:list-item>
          <text:p text:style-name="P12">Are project management was supposed to be based on <text:span text:style-name="T1">scrum.</text:span> Of course it is contradictory to scrum that our overall goal and our project duration were defined from the start. But we still wanted to use scrum in the best possible way.</text:p>
        </text:list-item>
        <text:list-item>
          <text:p text:style-name="P1">Therefore we planned weekly meetings with one part for sprint review and one part for sprint planning.</text:p>
        </text:list-item>
        <text:list-item>
          <text:p text:style-name="P1">Each sprint lasted one week. We decided <text:s/>not to meet <text:span text:style-name="T1">daily</text:span> as the workload in our other subjects this semester did not allow us to advance our project every day.</text:p>
        </text:list-item>
        <text:list-item>
          <text:p text:style-name="P1"><text:span text:style-name="T1">Over time</text:span> we had to drop sprint reviews as our weekly meetings offered just enough time to talk about the most pressing issues and to roughly decide, what we would like to achieve in our next sprint.</text:p>
        </text:list-item>
      </text:list>
      <text:p text:style-name="P2"/>
      <text:list xml:id="list162451773365848" text:continue-numbering="true" text:style-name="L1">
        <text:list-item>
          <text:p text:style-name="P1">For our sprint planning we have discovered a web application called<text:span text:style-name="T1"> zube</text:span> which offeres task management on sprint boards. The tasks can be assigned to team members and given different statuses such as „in progress“, „in test“ or „done“.</text:p>
        </text:list-item>
        <text:list-item>
          <text:p text:style-name="P1">We found that application very helpful for our team management.</text:p>
        </text:list-item>
        <text:list-item>
          <text:p text:style-name="P13">To achieve better <text:span text:style-name="T1">team communication</text:span> in between meetings we used a direct messaging service called Slack, which offers team discussions as well as private messages between just two team members.</text:p>
        </text:list-item>
      </text:list>
      <text:p text:style-name="P3"/>
      <text:p text:style-name="P3"/>
      <text:p text:style-name="P3"/>
      <text:p text:style-name="P3"/>
      <text:list xml:id="list162453055517144" text:continue-numbering="true" text:style-name="L1">
        <text:list-item>
          <text:p text:style-name="P4">We have faced some <text:span text:style-name="T1">problems </text:span>within this project.</text:p>
        </text:list-item>
        <text:list-item>
          <text:p text:style-name="P5">Firstly, we started with different levels of <text:span text:style-name="T1">knowledge</text:span> about the technologies we were about to work with and about single-page applications.</text:p>
        </text:list-item>
        <text:list-item>
          <text:p text:style-name="P5">While some team members were able to develop good quality code from the beginning, others had yet to learn the basics.</text:p>
        </text:list-item>
        <text:list-item>
          <text:p text:style-name="P12">Secondly, we have decided to let each person use their favorite <text:span text:style-name="T1">operating system and integrated development environment.</text:span> It saved some time in the beginning, because no one had to adapt to a new program. But it cost a lot of time during the project, because whenever there was a problem with the IDE each person had to solve it for him or herself.</text:p>
        </text:list-item>
        <text:list-item>
          <text:p text:style-name="P1">So for future projects it might be wise to use the same development infrastructure.</text:p>
        </text:list-item>
        <text:list-item>
          <text:p text:style-name="P15">We have also struggled to implement the <text:span text:style-name="T1">stucture </text:span>of our application. The idea for it was pretty clear in our heads, but we seemed to take a little too long to implement certain parts of it, such as the navigator. This slowed our progress and it seemed like we were climbing up a <text:span text:style-name="T1">steep stony path</text:span>. Once the structure was set, this path turned into a flat motorway and we were able to advance at a much faster pace.</text:p>
        </text:list-item>
        <text:list-item>
          <text:p text:style-name="P9">We also waited too long before we defined the structure of our <text:span text:style-name="T1">test data.</text:span> That caused a lot of unneccesary changes during the project.</text:p>
        </text:list-item>
        <text:list-item>
          <text:p text:style-name="P10">(Automated <text:span text:style-name="T1">testing</text:span> would have been helpful too. Unfortunately in this project, we lacked the time to implement proper test cases.)</text:p>
          <text:p text:style-name="P10"/>
        </text:list-item>
      </text:list>
      <text:p text:style-name="P11"/>
      <text:list xml:id="list162452873650073" text:continue-numbering="true" text:style-name="L1">
        <text:list-item>
          <text:p text:style-name="P10">The growing <text:span text:style-name="T1">code complexity</text:span> also lead to some trouble. It became more and more difficult to consider what effects one small change would have on the rest of the application. Sometimes we had to do a lot of debugging and then it turned out that all problems were caused by the change of one variable name.</text:p>
        </text:list-item>
        <text:list-item>
          <text:p text:style-name="P14">The last problem I would like to mention was <text:span text:style-name="T1">team communication</text:span>. In general we would have liked everyone to know about every aspect of our application and to take part in every decision.</text:p>
        </text:list-item>
        <text:list-item>
          <text:p text:style-name="P6">Due to time pressure we had to cut this down and we then tried to communicate one topic only to those directly involved. In some cases, one team member, that was not included in this conversation turned out to need an information from it later on.</text:p>
        </text:list-item>
        <text:list-item>
          <text:p text:style-name="P6">But on the other hand we sometimes seemed to communicate too much to everyone. It was difficult to find a balance there.</text:p>
        </text:list-item>
        <text:list-item>
          <text:p text:style-name="P14">To <text:span text:style-name="T1">sum up</text:span> our presentation: We now have working prototype of a single-page application that can be used to manage and share ideas and to connect to other users.</text:p>
        </text:list-item>
        <text:list-item>
          <text:p text:style-name="P6">Our prototype meets the <text:span text:style-name="T1">technical specification</text:span> that we sent to you in november and even offers some additional features, such as the <text:span text:style-name="T1">registration</text:span> of a new user or the <text:span text:style-name="T1">keyword search.</text:span> If you would like to see some functionality that we have not shown within this presentation, please don‘t hesitate to ask us for it.</text:p>
        </text:list-item>
        <text:list-item>
          <text:p text:style-name="P6">As an addition we have gained knowledge about <text:span text:style-name="T1">version management, project management</text:span> and most importantly about <text:span text:style-name="T1">single-page application</text:span><text:span text:style-name="T2">s</text:span> and the technology that can be used to develop them.</text:p>
        </text:list-item>
        <text:list-item>
          <text:p text:style-name="P6">And now I would like to <text:span text:style-name="T1">thank your</text:span> for your attention and invite you to ask some ques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5:48:55.050878261</meta:creation-date>
    <dc:date>2016-12-15T16:24:51.183468977</dc:date>
    <meta:editing-duration>PT35M53S</meta:editing-duration>
    <meta:editing-cycles>6</meta:editing-cycles>
    <meta:generator>LibreOffice/5.1.4.2$Linux_X86_64 LibreOffice_project/10m0$Build-2</meta:generator>
    <meta:document-statistic meta:table-count="0" meta:image-count="0" meta:object-count="0" meta:page-count="7" meta:paragraph-count="29" meta:word-count="882" meta:character-count="4926" meta:non-whitespace-character-count="4100"/>
  </office:meta>
</office:document-meta>
</file>